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23144BA09030858E8B.png" manifest:media-type="image/png"/>
  <manifest:file-entry manifest:full-path="Pictures/100000010000001F0000001DF8FF59259AB37038.png" manifest:media-type="image/png"/>
  <manifest:file-entry manifest:full-path="Pictures/100000010000005400000018F56BC3740A1F7A4B.png" manifest:media-type="image/png"/>
  <manifest:file-entry manifest:full-path="Pictures/100000010000003D0000001D2BE0995831BA7DC0.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1322875" officeooo:paragraph-rsid="0132287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style:contextual-spacing="false" fo:text-align="start" style:justify-single-word="false"/>
      <style:text-properties style:font-name="Liberation Serif" fo:font-size="14pt" fo:font-weight="bold" officeooo:rsid="0121db9f" officeooo:paragraph-rsid="010e77ee" style:font-size-asian="14pt" style:font-weight-asian="bold" style:font-size-complex="14pt" style:font-weight-complex="bold"/>
    </style:style>
    <style:style style:name="P5"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0318d68" officeooo:paragraph-rsid="01322875" style:font-size-asian="10.5pt" style:font-style-asian="italic" style:font-weight-asian="normal" style:font-size-complex="12pt" style:font-style-complex="italic" style:font-weight-complex="normal"/>
    </style:style>
    <style:style style:name="P6"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0318d68" officeooo:paragraph-rsid="0135c1db" style:font-size-asian="10.5pt" style:font-style-asian="italic" style:font-weight-asian="normal" style:font-size-complex="12pt" style:font-style-complex="italic" style:font-weight-complex="normal"/>
    </style:style>
    <style:style style:name="P7"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1322875" officeooo:paragraph-rsid="01322875" style:font-size-asian="10.5pt" style:font-style-asian="italic" style:font-weight-asian="normal" style:font-size-complex="12pt" style:font-style-complex="italic" style:font-weight-complex="normal"/>
    </style:style>
    <style:style style:name="P8" style:family="paragraph" style:parent-style-name="Standard">
      <style:paragraph-properties fo:margin-top="0cm" fo:margin-bottom="0cm" style:contextual-spacing="false" fo:text-align="start" style:justify-single-word="false"/>
      <style:text-properties style:font-name="Liberation Serif" fo:font-size="12pt" fo:font-style="italic" fo:font-weight="normal" officeooo:rsid="013645f3" officeooo:paragraph-rsid="0135c1db" style:font-size-asian="10.5pt" style:font-style-asian="italic" style:font-weight-asian="normal" style:font-size-complex="12pt" style:font-style-complex="italic" style:font-weight-complex="normal"/>
    </style:style>
    <style:style style:name="P9"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0318d68" officeooo:paragraph-rsid="0099bf86" style:font-size-asian="10.5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5c1db" style:font-size-asian="10.5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style:contextual-spacing="false" fo:text-align="start" style:justify-single-word="false" fo:break-before="page"/>
      <style:text-properties style:font-name="Liberation Serif" fo:font-size="12pt" fo:font-style="normal" fo:font-weight="normal" officeooo:rsid="0130290e" officeooo:paragraph-rsid="0135c1db" style:font-size-asian="10.5pt" style:font-style-asian="normal" style:font-weight-asian="normal" style:font-size-complex="12pt" style:font-style-complex="normal" style:font-weight-complex="normal"/>
    </style:style>
    <style:style style:name="P13" style:family="paragraph" style:parent-style-name="Standard">
      <style:paragraph-properties fo:margin-top="0.499cm" fo:margin-bottom="0.499cm" style:contextual-spacing="false" fo:text-align="start" style:justify-single-word="false"/>
      <style:text-properties style:font-name="Liberation Serif" fo:font-size="12pt" fo:font-style="normal" fo:font-weight="normal" officeooo:rsid="0130290e" officeooo:paragraph-rsid="0135c1db"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7595e"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2cm" fo:margin-right="0cm" fo:margin-top="0cm" fo:margin-bottom="0cm" style:contextual-spacing="false" fo:text-align="start" style:justify-single-word="false" fo:text-indent="0cm" style:auto-text-indent="false"/>
      <style:text-properties style:font-name="Liberation Serif" fo:font-size="12pt" fo:font-style="normal" fo:font-weight="normal" officeooo:rsid="0130290e" officeooo:paragraph-rsid="0137595e"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margin-top="0cm" fo:margin-bottom="0cm" style:contextual-spacing="false" fo:text-align="start" style:justify-single-word="false" fo:text-indent="1cm" style:auto-text-indent="false"/>
      <style:text-properties style:font-name="Liberation Serif" fo:font-size="12pt" fo:font-style="normal" fo:font-weight="normal" officeooo:rsid="0130290e" officeooo:paragraph-rsid="0137595e"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8469c"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style:contextual-spacing="false" fo:text-align="center" style:justify-single-word="false"/>
      <style:text-properties style:font-name="Liberation Serif" fo:font-size="12pt" fo:font-style="normal" fo:font-weight="normal" officeooo:rsid="0130290e" officeooo:paragraph-rsid="0135c1db"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style:contextual-spacing="false" fo:text-align="end" style:justify-single-word="false"/>
      <style:text-properties style:font-name="Liberation Serif" fo:font-size="12pt" fo:font-style="normal" fo:font-weight="normal" officeooo:rsid="0130290e" officeooo:paragraph-rsid="0135c1db"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cm" fo:margin-bottom="0cm" style:contextual-spacing="false" fo:line-height="150%" fo:text-align="start" style:justify-single-word="false"/>
      <style:text-properties style:font-name="Liberation Serif" fo:font-size="12pt" fo:font-style="normal" fo:font-weight="normal" officeooo:rsid="0130290e" officeooo:paragraph-rsid="0137595e"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3cm" fo:margin-top="0cm" fo:margin-bottom="0cm" style:contextual-spacing="false" fo:text-align="justify" style:justify-single-word="false" fo:text-indent="1.499cm" style:auto-text-indent="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22875" officeooo:paragraph-rsid="0135c1db"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cm" style:contextual-spacing="false" fo:text-align="start" style:justify-single-word="false"/>
      <style:text-properties fo:color="#0000ff" loext:opacity="100%" style:font-name="Liberation Serif" fo:font-size="10pt" fo:font-style="italic" fo:font-weight="normal" officeooo:rsid="0130290e" officeooo:paragraph-rsid="0135c1db" style:font-size-asian="10pt" style:font-style-asian="italic" style:font-weight-asian="normal" style:font-size-complex="10pt" style:font-style-complex="italic" style:font-weight-complex="normal"/>
    </style:style>
    <style:style style:name="P24" style:family="paragraph" style:parent-style-name="Standard" style:list-style-name="L1">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26" style:family="paragraph" style:parent-style-name="Standard" style:list-style-name="L3">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2b8edd"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style="normal" fo:font-weight="normal" officeooo:rsid="0130290e" officeooo:paragraph-rsid="0137595e" style:font-size-asian="10.5pt" style:font-style-asian="normal" style:font-weight-asian="normal" style:font-size-complex="12pt" style:font-style-complex="normal" style:font-weight-complex="normal"/>
    </style:style>
    <style:style style:name="P28" style:family="paragraph" style:parent-style-name="Standard" style:list-style-name="L4">
      <style:paragraph-properties fo:margin-top="0cm" fo:margin-bottom="0cm" style:contextual-spacing="false" fo:text-align="start" style:justify-single-word="false"/>
      <style:text-properties style:font-name="Liberation Serif" fo:font-size="12pt" fo:font-style="normal" fo:font-weight="normal" officeooo:rsid="01345f73" officeooo:paragraph-rsid="01345f73" style:font-size-asian="10.5pt" style:font-style-asian="normal" style:font-weight-asian="normal" style:font-size-complex="12pt" style:font-style-complex="normal" style:font-weight-complex="normal"/>
    </style:style>
    <style:style style:name="P29" style:family="paragraph" style:parent-style-name="Standard" style:list-style-name="L4">
      <style:paragraph-properties fo:margin-top="0cm" fo:margin-bottom="0cm" style:contextual-spacing="false" fo:text-align="start" style:justify-single-word="false"/>
      <style:text-properties style:font-name="Liberation Serif" fo:font-size="12pt" fo:font-style="normal" fo:font-weight="normal" officeooo:rsid="01345f73" officeooo:paragraph-rsid="012b8edd" style:font-size-asian="10.5pt" style:font-style-asian="normal" style:font-weight-asian="normal" style:font-size-complex="12pt" style:font-style-complex="normal" style:font-weight-complex="normal"/>
    </style:style>
    <style:style style:name="T1" style:family="text">
      <style:text-properties officeooo:rsid="0138469c"/>
    </style:style>
    <style:style style:name="T2" style:family="text">
      <style:text-properties officeooo:rsid="0139040e"/>
    </style:style>
    <style:style style:name="T3" style:family="text">
      <style:text-properties fo:font-weight="bold" style:font-weight-asian="bold" style:font-weight-complex="bold"/>
    </style:style>
    <style:style style:name="T4" style:family="text">
      <style:text-properties fo:font-weight="bold" officeooo:rsid="01388fb3" style:font-weight-asian="bold" style:font-weight-complex="bold"/>
    </style:style>
    <style:style style:name="T5" style:family="text">
      <style:text-properties officeooo:rsid="013645f3"/>
    </style:style>
    <style:style style:name="T6" style:family="text">
      <style:text-properties officeooo:rsid="01371b60"/>
    </style:style>
    <style:style style:name="T7" style:family="text">
      <style:text-properties officeooo:rsid="0135c1db"/>
    </style:style>
    <style:style style:name="T8" style:family="text">
      <style:text-properties fo:color="#0000ff" loext:opacity="100%" fo:font-size="10pt" fo:font-style="italic" style:font-size-asian="10pt" style:font-style-asian="italic" style:font-size-complex="10pt" style:font-style-complex="italic"/>
    </style:style>
    <style:style style:name="T9" style:family="text">
      <style:text-properties officeooo:rsid="01388fb3"/>
    </style:style>
    <style:style style:name="T10" style:family="text">
      <style:text-properties officeooo:rsid="0137595e"/>
    </style:style>
    <style:style style:name="T11" style:family="text">
      <style:text-properties officeooo:rsid="013a43a5"/>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officeooo:rsid="013abce6" style:font-size-asian="10pt" style:font-size-complex="10pt"/>
    </style:style>
    <style:style style:name="T15" style:family="text">
      <style:text-properties fo:color="#000080" loext:opacity="10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fgabe</text:p>
      <text:p text:style-name="P9"/>
      <text:p text:style-name="P7">Formatiere jeden Absatz so, wie es im Text steht. Markiere dazu den Text (mit der Maus oder mit Shift und Pfeiltasten) und wähle dann die Formatierung.</text:p>
      <text:p text:style-name="P5"/>
      <text:p text:style-name="P6"><draw:frame draw:style-name="fr3" draw:name="Bild4" text:anchor-type="paragraph" svg:x="7.939cm" svg:y="0.402cm" svg:width="2.731cm" svg:height="0.741cm" draw:z-index="2"><draw:image xlink:href="Pictures/100000010000008100000023144BA09030858E8B.png" xlink:type="simple" xlink:show="embed" xlink:actuate="onLoad" draw:mime-type="image/png"/></draw:frame></text:p>
      <text:p text:style-name="P8">Für die Ausrichtung benutze diese Symbole:</text:p>
      <text:p text:style-name="P8"/>
      <text:p text:style-name="P22">Ich bin <text:span text:style-name="T3">linksbündig</text:span>.</text:p>
      <text:p text:style-name="P11"/>
      <text:p text:style-name="P18">Ich bin <text:span text:style-name="T3">zentriert</text:span>.</text:p>
      <text:p text:style-name="P11"/>
      <text:p text:style-name="P19">Ich bin <text:span text:style-name="T3">rechtsbündig</text:span>.</text:p>
      <text:p text:style-name="P11"/>
      <text:p text:style-name="P17">Dieser Absatz soll im <text:span text:style-name="T3">Blocksatz</text:span> formatiert werden. <text:span text:style-name="T5">Text im Blocksatz ist sowohl links- als auch rechts bündig ausgerichtet. Damit sieht er sehr ordentlich aus. Um Text im Blocksatz zu formatieren, fügt das Textverarbeitungsprogramm automatisch unterschiedlich breite Leerzeichen in den Text ein.</text:span></text:p>
      <text:p text:style-name="P11"/>
      <text:p text:style-name="P11"><draw:frame draw:style-name="fr3" draw:name="Bild5" text:anchor-type="paragraph" svg:x="11.231cm" svg:y="0.466cm" svg:width="1.778cm" svg:height="0.508cm" draw:z-index="3"><draw:image xlink:href="Pictures/100000010000005400000018F56BC3740A1F7A4B.png" xlink:type="simple" xlink:show="embed" xlink:actuate="onLoad" draw:mime-type="image/png"/></draw:frame></text:p>
      <text:p text:style-name="P8">Für <text:span text:style-name="T6">Nummerierungen und Aufzählungen</text:span> benutze diese Symbole: </text:p>
      <text:p text:style-name="P11"/>
      <text:list xml:id="list317837730" text:style-name="L1">
        <text:list-item>
          <text:p text:style-name="P24">Wir sind so nummeriert 1), 2), ... </text:p>
        </text:list-item>
        <text:list-item>
          <text:p text:style-name="P24">Wir sind bitte auch so nummeriert.</text:p>
        </text:list-item>
        <text:list-item>
          <text:p text:style-name="P24">Wir sind bitte auch so nummeriert.</text:p>
        </text:list-item>
      </text:list>
      <text:p text:style-name="P10"/>
      <text:list xml:id="list995797002" text:style-name="L2">
        <text:list-item>
          <text:p text:style-name="P25">Wir besitzen ein beliebiges Aufzählungszeichen.</text:p>
        </text:list-item>
        <text:list-item>
          <text:p text:style-name="P25">Wir besitzen ein beliebiges Aufzählungszeichen.</text:p>
        </text:list-item>
        <text:list-item>
          <text:p text:style-name="P25">Wir besitzen ein beliebiges Aufzählungszeichen.</text:p>
        </text:list-item>
      </text:list>
      <text:p text:style-name="P10"/>
      <text:list xml:id="list251252877" text:style-name="L3">
        <text:list-item>
          <text:p text:style-name="P26">Wir hätten gerne ein anderes Aufzählungszeichen</text:p>
        </text:list-item>
        <text:list-item>
          <text:p text:style-name="P26">Wir hätten gerne ein anderes Aufzählungszeichen</text:p>
        </text:list-item>
        <text:list-item>
          <text:p text:style-name="P26">Wir auch</text:p>
        </text:list-item>
      </text:list>
      <text:p text:style-name="P10"><draw:frame draw:style-name="fr2" draw:name="Bild1" text:anchor-type="paragraph" svg:x="12.829cm" svg:y="0.448cm" svg:width="0.656cm" svg:height="0.614cm" draw:z-index="0"><draw:image xlink:href="Pictures/100000010000001F0000001DF8FF59259AB37038.png" xlink:type="simple" xlink:show="embed" xlink:actuate="onLoad" draw:mime-type="image/png"/></draw:frame><draw:frame draw:style-name="fr2" draw:name="Bild2" text:anchor-type="paragraph" svg:x="14.972cm" svg:y="0.448cm" svg:width="1.291cm" svg:height="0.614cm" draw:z-index="1"><draw:image xlink:href="Pictures/100000010000003D0000001D2BE0995831BA7DC0.png" xlink:type="simple" xlink:show="embed" xlink:actuate="onLoad" draw:mime-type="image/png"/></draw:frame></text:p>
      <text:p text:style-name="P10">Tippe eine Liste, die folgendermaßen aussieht. Benutze dafür die Symbole <text:s text:c="9"/><text:span text:style-name="T1">sowie</text:span></text:p>
      <text:p text:style-name="P10"/>
      <text:list xml:id="list176440963" text:style-name="L4">
        <text:list-item>
          <text:p text:style-name="P28">ITG</text:p>
          <text:list>
            <text:list-item>
              <text:p text:style-name="P28">Textverarbeitung</text:p>
            </text:list-item>
            <text:list-item>
              <text:p text:style-name="P28">Tabellenkalkulation</text:p>
            </text:list-item>
          </text:list>
        </text:list-item>
        <text:list-item>
          <text:p text:style-name="P29">Informatik</text:p>
          <text:list>
            <text:list-item>
              <text:p text:style-name="P28">Programmieren</text:p>
            </text:list-item>
            <text:list-item>
              <text:p text:style-name="P28">Computeraufbau</text:p>
            </text:list-item>
          </text:list>
        </text:list-item>
      </text:list>
      <text:p text:style-name="P10"/>
      <text:p text:style-name="P11"/>
      <text:p text:style-name="P12">Füge vor dieser Zeile einen <text:span text:style-name="T3">Seitenumbruch</text:span> ein. </text:p>
      <text:p text:style-name="P23">(Einfügen – Manueller Umbruch – Seitenumbruch)</text:p>
      <text:p text:style-name="P11"/>
      <text:p text:style-name="P13">Setze <text:span text:style-name="T7">über</text:span> und <text:span text:style-name="T7">unter</text:span> diesem Satz einen <text:span text:style-name="T3">Abstand</text:span> von <text:span text:style-name="T7">0,5 cm</text:span>. </text:p>
      <text:p text:style-name="P23">(Format – Absatz – Abstand)</text:p>
      <text:p text:style-name="P11"/>
      <text:p text:style-name="P15">Dieser Absatz soll vor dem Text einen <text:span text:style-name="T3">Einzug</text:span> von 2 cm haben. <text:span text:style-name="T8">(Format – Absatz – Einzug)</text:span> <text:line-break/>Hier steht nur ein Text, damit der Platz gefüllt wird. Hier steht nur ein Text, damit der Platz gefüllt wird. Hier steht nur ein Text, damit der Platz gefüllt wird. Hier steht nur ein Text, damit der Platz gefüllt wird. </text:p>
      <text:p text:style-name="P10"/>
      <text:p text:style-name="P16">Bei diesem Absatz <text:span text:style-name="T9">hat die </text:span><text:span text:style-name="T4">erste Zeile</text:span><text:span text:style-name="T9"> einen Einzug von 1 cm. </text:span>Bei diesem Absatz <text:span text:style-name="T9">hat die erste Zeile einen Einzug von 1 cm. </text:span>Bei diesem Absatz <text:span text:style-name="T9">hat die erste Zeile einen Einzug von 1 cm. </text:span>Bei diesem Absatz <text:span text:style-name="T9">hat die erste Zeile einen Einzug von 1 cm. </text:span>Bei diesem Absatz <text:span text:style-name="T9">hat die erste Zeile einen Einzug von 1 cm.</text:span></text:p>
      <text:p text:style-name="P10"/>
      <text:p text:style-name="P21">Dieser Absatz hat <text:span text:style-name="T3">hinter dem Text</text:span> <text:span text:style-name="T10">eine </text:span>Einzug von <text:span text:style-name="T10">3</text:span> cm, und die <text:span text:style-name="T3">erste Zeile</text:span> hat einen Einzug von 1,5 cm. Außerdem steht er im <text:span text:style-name="T3">Blocksatz</text:span>. Hier steht nur ein Text, damit der Platz ausgefüllt wird. Hier steht nur ein Text, damit der Platz ausgefüllt wird. Hier steht nur ein Text, damit der Platz ausgefüllt wird. Hier steht nur ein Text, damit der Platz ausgefüllt wird.</text:p>
      <text:p text:style-name="P10"/>
      <text:p text:style-name="P20">Dieser Absatz <text:span text:style-name="T11">hat</text:span> einen 1,5-fachen <text:span text:style-name="T3">Zeilenabstand</text:span>. <text:span text:style-name="T8">(Format – Absatz – Zeilenabstand)</text:span> <text:line-break/>Hier steht nur ein Text, damit der Platz gefüllt wird. Hier steht nur ein Text, damit der Platz gefüllt wird. Hier steht nur ein Text, damit der Platz gefüllt wird. Hier steht nur ein Text, damit der Platz gefüllt wird. Hier steht nur ein Text, damit der Platz gefüllt wird.</text:p>
      <text:p text:style-name="P14"/>
      <text:p text:style-name="P14">Dieser Absatz <text:span text:style-name="T10">bleibt im einfachen Zeilenabstand. </text:span>Dieser Absatz <text:span text:style-name="T10">bleibt im einfachen Zeilenabstand. </text:span>Dieser Absatz <text:span text:style-name="T10">bleibt im einfachen Zeilenabstand. </text:span>Dieser Absatz <text:span text:style-name="T10">bleibt im einfachen Zeilenabstand. </text:span>Dieser Absatz <text:span text:style-name="T10">bleibt im einfachen Zeilenabstand. </text:span>Dieser Absatz <text:span text:style-name="T10">bleibt im einfachen Zeilenabstand. </text:span>Dieser Absatz <text:span text:style-name="T10">bleibt im einfachen Zeilenabstand. </text:span>Dieser Absatz <text:span text:style-name="T10">bleibt im einfachen Zeilenabstand. </text:span><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Bild3" text:anchor-type="char" svg:x="15.085cm" svg:y="0.323cm" svg:width="1.792cm" svg:height="0.628cm" draw:z-index="4"><draw:image xlink:href="Pictures/10000000000000580000001F84D8045FF773DCF2.png" xlink:type="simple" xlink:show="embed" xlink:actuate="onLoad" draw:mime-type="image/png"/></draw:frame></text:p>
      <text:p text:style-name="P14"><text:span text:style-name="T12">Autor:</text:span><text:span text:style-name="T13"> C. Pothmann, </text:span><text:a xlink:type="simple" xlink:href="https://cpothmann.de/" text:style-name="Default_20_Style" text:visited-style-name="Default_20_Style"><text:span text:style-name="T15">c</text:span></text:a><text:a xlink:type="simple" xlink:href="https://cpothmann.de/" text:style-name="Default_20_Style" text:visited-style-name="Default_20_Style"><text:span text:style-name="T15">pothmann.de</text:span></text:a><text:span text:style-name="T13">, freigegeben unter </text:span><text:a xlink:type="simple" xlink:href="https://creativecommons.org/licenses/by-nc-sa/4.0/" text:style-name="Default_20_Style" text:visited-style-name="Default_20_Style"><text:span text:style-name="T15">CC BY-NC-SA 4.0</text:span></text:a><text:span text:style-name="T13">, </text:span><text:span text:style-name="T14">Januar 202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322875" officeooo:paragraph-rsid="0132287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38469c"/>
    </style:style>
    <style:style style:name="MT2" style:family="text">
      <style:text-properties officeooo:rsid="0139040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97996741888">
            <table:table-cell table:style-name="Tabelle1.A1" office:value-type="string">
              <text:p text:style-name="MP1">Absatz- <text:span text:style-name="MT1">und Seiten</text:span>formatierung</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Textverarbeitung</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2DT1H41M27S</meta:editing-duration>
    <meta:editing-cycles>207</meta:editing-cycles>
    <meta:generator>LibreOffice/7.3.3.2$Windows_X86_64 LibreOffice_project/d1d0ea68f081ee2800a922cac8f79445e4603348</meta:generator>
    <dc:date>2024-01-13T12:00:04.303000000</dc:date>
    <meta:document-statistic meta:table-count="1" meta:image-count="5" meta:object-count="0" meta:page-count="2" meta:paragraph-count="37" meta:word-count="501" meta:character-count="3197" meta:non-whitespace-character-count="2721"/>
  </office:meta>
</office:document-meta>
</file>